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style:font-name-complex="Arial1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officeooo:rsid="0007ba21" officeooo:paragraph-rsid="0007ba21" style:font-size-asian="12pt" style:font-size-complex="12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12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cd377" officeooo:paragraph-rsid="000cd377" style:font-size-asian="12.25pt" style:font-weight-asian="bold" style:font-size-complex="14pt" style:font-weight-complex="bold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0271f" officeooo:paragraph-rsid="0010271f" style:font-size-asian="12.25pt" style:font-weight-asian="bold" style:font-size-complex="14pt" style:font-weight-complex="bold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40120" officeooo:paragraph-rsid="00140120" style:font-size-asian="12.25pt" style:font-weight-asian="bold" style:font-size-complex="14pt" style:font-weight-complex="bold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1b0820" officeooo:paragraph-rsid="001b0820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solid" style:text-underline-width="auto" style:text-underline-color="font-color" fo:font-weight="bold" officeooo:rsid="001c4b3f" officeooo:paragraph-rsid="001c4b3f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style:font-name="arial" fo:font-size="11pt" style:font-size-asian="11pt" style:font-size-complex="11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1e873" style:font-size-asian="9.60000038146973pt" style:font-weight-asian="normal" style:font-size-complex="11pt" style:font-weight-complex="normal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cd377" officeooo:paragraph-rsid="000cd377" style:font-size-asian="9.60000038146973pt" style:font-weight-asian="normal" style:font-size-complex="11pt" style:font-weight-complex="normal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e342a" officeooo:paragraph-rsid="000e342a" style:font-size-asian="9.60000038146973pt" style:font-weight-asian="normal" style:font-size-complex="11pt" style:font-weight-complex="normal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5062c" officeooo:paragraph-rsid="0015062c" style:font-size-asian="9.60000038146973pt" style:font-weight-asian="normal" style:font-size-complex="11pt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4725" officeooo:paragraph-rsid="00114725" style:font-size-asian="9.60000038146973pt" style:font-weight-asian="normal" style:font-size-complex="11pt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510c8" officeooo:paragraph-rsid="001510c8" style:font-size-asian="9.60000038146973pt" style:font-weight-asian="bold" style:font-size-complex="11pt" style:font-weight-complex="bold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70cdd" officeooo:paragraph-rsid="00170cdd" style:font-size-asian="9.60000038146973pt" style:font-weight-asian="bold" style:font-size-complex="11pt" style:font-weight-complex="bold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860b2" officeooo:paragraph-rsid="001860b2" style:font-size-asian="9.60000038146973pt" style:font-weight-asian="bold" style:font-size-complex="11pt" style:font-weight-complex="bold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860b2" officeooo:paragraph-rsid="00170cdd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b0820" officeooo:paragraph-rsid="001b0820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none" officeooo:rsid="000a168b" officeooo:paragraph-rsid="000a168b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style:font-name="arial" fo:font-size="22pt" fo:font-style="normal" style:text-underline-style="none" fo:font-weight="normal" officeooo:rsid="001b0820" officeooo:paragraph-rsid="001b0820" style:font-size-asian="22pt" style:font-style-asian="normal" style:font-weight-asian="normal" style:font-size-complex="22pt" style:font-style-complex="normal" style:font-weight-complex="normal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1431d" officeooo:paragraph-rsid="0021431d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30824" officeooo:paragraph-rsid="00230824"/>
    </style:style>
    <style:style style:name="P43" style:family="paragraph" style:parent-style-name="List_20_Paragraph" style:list-style-name="WWNum1">
      <style:text-properties style:font-name="arial" style:font-name-complex="Arial1"/>
    </style:style>
    <style:style style:name="P44" style:family="paragraph" style:parent-style-name="List_20_Paragraph" style:list-style-name="WWNum2">
      <style:text-properties style:font-name="arial" style:font-name-complex="Arial1"/>
    </style:style>
    <style:style style:name="P45" style:family="paragraph" style:parent-style-name="List_20_Paragraph" style:list-style-name="WWNum3">
      <style:text-properties style:font-name="arial" style:font-name-complex="Arial1"/>
    </style:style>
    <style:style style:name="P46" style:family="paragraph" style:parent-style-name="List_20_Paragraph" style:list-style-name="WWNum2">
      <style:text-properties style:font-name="arial"/>
    </style:style>
    <style:style style:name="P47" style:family="paragraph" style:parent-style-name="List_20_Paragraph" style:list-style-name="WWNum3">
      <style:text-properties style:font-name="arial"/>
    </style:style>
    <style:style style:name="P48" style:family="paragraph" style:parent-style-name="List_20_Paragraph" style:list-style-name="WWNum4">
      <style:text-properties style:font-name="arial" fo:font-size="11pt" style:font-size-asian="11pt" style:font-size-complex="11pt"/>
    </style:style>
    <style:style style:name="P49" style:family="paragraph" style:parent-style-name="List_20_Paragraph" style:list-style-name="WWNum4">
      <style:text-properties style:font-name="arial" fo:font-size="11pt" officeooo:rsid="0003ed10" officeooo:paragraph-rsid="0005d5fc" style:font-size-asian="11pt" style:font-size-complex="11pt"/>
    </style:style>
    <style:style style:name="P50" style:family="paragraph" style:parent-style-name="List_20_Paragraph" style:list-style-name="WWNum4">
      <style:text-properties style:font-name="arial" fo:font-size="11pt" officeooo:rsid="0005d5fc" officeooo:paragraph-rsid="0005d5fc" style:font-size-asian="11pt" style:font-name-complex="Arial1" style:font-size-complex="11pt"/>
    </style:style>
    <style:style style:name="P51" style:family="paragraph" style:parent-style-name="List_20_Paragraph" style:list-style-name="WWNum4">
      <style:text-properties style:font-name="arial" fo:font-size="11pt" officeooo:rsid="0007ba21" officeooo:paragraph-rsid="0007ba21" style:font-size-asian="11pt" style:font-name-complex="Arial1" style:font-size-complex="11pt"/>
    </style:style>
    <style:style style:name="P52" style:family="paragraph" style:parent-style-name="List_20_Paragraph" style:list-style-name="L2"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53" style:family="paragraph" style:parent-style-name="List_20_Paragraph" style:list-style-name="L2"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54" style:family="paragraph" style:parent-style-name="List_20_Paragraph" style:list-style-name="L3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55" style:family="paragraph" style:parent-style-name="List_20_Paragraph" style:list-style-name="L4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56" style:family="paragraph" style:parent-style-name="List_20_Paragraph" style:list-style-name="L5"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57" style:family="paragraph" style:parent-style-name="List_20_Paragraph" style:list-style-name="L6">
      <style:text-properties style:font-name="arial" fo:font-size="11pt" fo:font-style="normal" style:text-underline-style="none" fo:font-weight="normal" officeooo:rsid="001510c8" officeooo:paragraph-rsid="001510c8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List_20_Paragraph" style:list-style-name="L7"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List_20_Paragraph" style:list-style-name="L7">
      <style:text-properties style:font-name="arial" fo:font-size="11pt" fo:font-style="normal" style:text-underline-style="none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List_20_Paragraph" style:list-style-name="L8"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List_20_Paragraph" style:list-style-name="L8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List_20_Paragraph" style:list-style-name="L12"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List_20_Paragraph" style:list-style-name="L9">
      <style:text-properties style:font-name="arial" fo:font-size="11pt" fo:font-style="normal" style:text-underline-style="none" fo:font-weight="normal" officeooo:rsid="00230824" officeooo:paragraph-rsid="00230824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List_20_Paragraph" style:list-style-name="L11"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282d0d" officeooo:paragraph-rsid="00282d0d" style:font-size-asian="9.60000038146973pt" style:font-style-asian="normal" style:font-weight-asian="bold" style:font-size-complex="11pt" style:font-style-complex="normal" style:font-weight-complex="bold"/>
    </style:style>
    <style:style style:name="P6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287c85" officeooo:paragraph-rsid="00287c85" style:font-size-asian="9.60000038146973pt" style:font-style-asian="normal" style:font-weight-asian="bold" style:font-size-complex="11pt" style:font-style-complex="normal" style:font-weight-complex="bold"/>
    </style:style>
    <style:style style:name="P70" style:family="paragraph" style:parent-style-name="List_20_Paragraph" style:list-style-name="L12">
      <style:text-properties style:font-name="arial" fo:font-size="11pt" fo:font-style="normal" style:text-underline-style="none" fo:font-weight="bold" officeooo:rsid="00287c85" officeooo:paragraph-rsid="00287c85" style:font-size-asian="9.60000038146973pt" style:font-style-asian="normal" style:font-weight-asian="bold" style:font-size-complex="11pt" style:font-style-complex="normal" style:font-weight-complex="bold"/>
    </style:style>
    <style:style style:name="P71" style:family="paragraph" style:parent-style-name="List_20_Paragraph" style:list-style-name="L12">
      <style:text-properties style:font-name="arial" fo:font-size="11pt" fo:font-style="normal" style:text-underline-style="none" fo:font-weight="bold" officeooo:rsid="002a774b" officeooo:paragraph-rsid="002a774b" style:font-size-asian="9.60000038146973pt" style:font-style-asian="normal" style:font-weight-asian="bold" style:font-size-complex="11pt" style:font-style-complex="normal" style:font-weight-complex="bold"/>
    </style:style>
    <style:style style:name="P72" style:family="paragraph" style:parent-style-name="List_20_Paragraph" style:list-style-name="L12">
      <style:text-properties style:font-name="arial" fo:font-size="11pt" fo:font-style="normal" style:text-underline-style="none" fo:font-weight="bold" officeooo:rsid="002a92e3" officeooo:paragraph-rsid="002a92e3" style:font-size-asian="9.60000038146973pt" style:font-style-asian="normal" style:font-weight-asian="bold" style:font-size-complex="11pt" style:font-style-complex="normal" style:font-weight-complex="bold"/>
    </style:style>
    <style:style style:name="P73" style:family="paragraph" style:parent-style-name="List_20_Paragraph" style:list-style-name="L12">
      <style:paragraph-properties fo:break-before="page"/>
      <style:text-properties style:font-name="arial" fo:font-size="11pt" fo:font-style="normal" style:text-underline-style="none" fo:font-weight="bold" officeooo:rsid="002a92e3" officeooo:paragraph-rsid="002a92e3" style:font-size-asian="9.60000038146973pt" style:font-style-asian="normal" style:font-weight-asian="bold" style:font-size-complex="11pt" style:font-style-complex="normal" style:font-weight-complex="bold"/>
    </style:style>
    <style:style style:name="P74" style:family="paragraph" style:parent-style-name="List_20_Paragraph" style:list-style-name="L12">
      <style:text-properties style:font-name="arial" fo:font-size="11pt" fo:font-style="normal" style:text-underline-style="none" fo:font-weight="bold" officeooo:rsid="002a92e3" officeooo:paragraph-rsid="002c4b99" style:font-size-asian="9.60000038146973pt" style:font-style-asian="normal" style:font-weight-asian="bold" style:font-size-complex="11pt" style:font-style-complex="normal" style:font-weight-complex="bold"/>
    </style:style>
    <style:style style:name="P75" style:family="paragraph" style:parent-style-name="List_20_Paragraph" style:list-style-name="L12">
      <style:text-properties style:font-name="arial" fo:font-size="11pt" fo:font-style="normal" style:text-underline-style="none" fo:font-weight="bold" officeooo:rsid="002a92e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76" style:family="paragraph" style:parent-style-name="List_20_Paragraph" style:list-style-name="L12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2c8cb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7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List_20_Paragraph" style:list-style-name="L11">
      <style:text-properties style:font-name="arial" fo:font-size="11pt" fo:font-style="normal" style:text-underline-style="solid" style:text-underline-width="auto" style:text-underline-color="font-color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List_20_Paragraph" style:list-style-name="L1">
      <style:text-properties style:font-name="arial" style:text-underline-style="none" officeooo:rsid="0007ba21" officeooo:paragraph-rsid="0007ba21"/>
    </style:style>
    <style:style style:name="P81" style:family="paragraph" style:parent-style-name="List_20_Paragraph" style:list-style-name="L1">
      <style:text-properties style:font-name="arial" style:text-underline-style="none" officeooo:rsid="000a168b" officeooo:paragraph-rsid="000a168b"/>
    </style:style>
    <style:style style:name="P82" style:family="paragraph" style:parent-style-name="List_20_Paragraph" style:list-style-name="L2">
      <style:paragraph-properties fo:margin-left="0cm" fo:margin-right="0cm" fo:text-indent="0cm" style:auto-text-indent="false" fo:break-before="pag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83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282d0d" officeooo:paragraph-rsid="00282d0d" style:font-size-asian="12.25pt" style:font-style-asian="normal" style:font-weight-asian="bold" style:font-size-complex="14pt" style:font-style-complex="normal" style:font-weight-complex="bold"/>
    </style:style>
    <style:style style:name="P84" style:family="paragraph" style:parent-style-name="List_20_Paragraph" style:list-style-name="L10">
      <style:text-properties style:text-underline-style="solid" style:text-underline-width="auto" style:text-underline-color="font-color" officeooo:rsid="0024041c" officeooo:paragraph-rsid="0024041c"/>
    </style:style>
    <style:style style:name="P85" style:family="paragraph" style:parent-style-name="List_20_Paragraph" style:list-style-name="L10">
      <style:text-properties style:text-underline-style="solid" style:text-underline-width="auto" style:text-underline-color="font-color" officeooo:rsid="0026d10c" officeooo:paragraph-rsid="0026d10c"/>
    </style:style>
    <style:style style:name="P86" style:family="paragraph" style:parent-style-name="List_20_Paragraph" style:list-style-name="L10">
      <style:paragraph-properties fo:break-before="page"/>
      <style:text-properties style:text-underline-style="solid" style:text-underline-width="auto" style:text-underline-color="font-color" officeooo:rsid="0026d10c" officeooo:paragraph-rsid="0026d10c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 style:font-name-complex="Arial1"/>
    </style:style>
    <style:style style:name="T4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5" style:family="text">
      <style:text-properties fo:font-size="12pt" style:font-size-asian="12pt" style:font-name-complex="Arial1" style:font-size-complex="12pt"/>
    </style:style>
    <style:style style:name="T6" style:family="text">
      <style:text-properties style:font-name-complex="Arial1"/>
    </style:style>
    <style:style style:name="T7" style:family="text">
      <style:text-properties officeooo:rsid="0003a0e4" style:font-name-complex="Arial1"/>
    </style:style>
    <style:style style:name="T8" style:family="text">
      <style:text-properties officeooo:rsid="0005d5fc" style:font-name-complex="Arial1"/>
    </style:style>
    <style:style style:name="T9" style:family="text">
      <style:text-properties officeooo:rsid="0007ba21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1e873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officeooo:rsid="001f20eb"/>
    </style:style>
    <style:style style:name="T14" style:family="text">
      <style:text-properties style:text-underline-style="none" officeooo:rsid="001f69dc"/>
    </style:style>
    <style:style style:name="T15" style:family="text">
      <style:text-properties style:text-underline-style="none" officeooo:rsid="00273bfe"/>
    </style:style>
    <style:style style:name="T16" style:family="text">
      <style:text-properties officeooo:rsid="000984fb"/>
    </style:style>
    <style:style style:name="T17" style:family="text">
      <style:text-properties officeooo:rsid="000b1b79"/>
    </style:style>
    <style:style style:name="T18" style:family="text">
      <style:text-properties officeooo:rsid="000cd37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a774b" style:font-weight-asian="normal" style:font-weight-complex="normal"/>
    </style:style>
    <style:style style:name="T21" style:family="text">
      <style:text-properties fo:font-weight="normal" officeooo:rsid="002c4b99" style:font-weight-asian="normal" style:font-weight-complex="normal"/>
    </style:style>
    <style:style style:name="T22" style:family="text">
      <style:text-properties fo:font-weight="normal" officeooo:rsid="002c8cb3" style:font-weight-asian="normal" style:font-weight-complex="normal"/>
    </style:style>
    <style:style style:name="T23" style:family="text">
      <style:text-properties officeooo:rsid="00114725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860b2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9bac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0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31" style:family="text">
      <style:text-properties style:font-name="arial"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arial" fo:font-size="11pt" fo:font-style="normal" style:text-underline-style="none" fo:font-weight="normal" officeooo:rsid="0024041c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arial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arial" fo:font-size="11pt" fo:font-style="normal" fo:font-weight="normal" officeooo:rsid="001f69dc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officeooo:rsid="001f20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e I – Hardware de la placa base</text:p>
      <text:p text:style-name="P4"/>
      <text:p text:style-name="P12">1.- La placa base</text:p>
      <text:p text:style-name="P9">Elemento que se encarga de interconectar todos los componentes de un ordenador. </text:p>
      <text:p text:style-name="P9">Es en esencia un circuito impreso con resistencias, condensadores… que permiten el funcionamiento de los componentes del ordenador como un conjunto.</text:p>
      <text:p text:style-name="P6">Elementos de una placa base</text:p>
      <text:list xml:id="list38823653" text:style-name="WWNum1">
        <text:list-item>
          <text:p text:style-name="P43">Zócalo (shocket) del microprocesador: Conector para este.</text:p>
        </text:list-item>
        <text:list-item>
          <text:p text:style-name="P43">Ranuras (slots) de memoria: Conector para memoria principal.</text:p>
        </text:list-item>
        <text:list-item>
          <text:p text:style-name="P43">Ranuras (slots) de expansión: Conector para tarjetas de expansión.</text:p>
        </text:list-item>
        <text:list-item>
          <text:p text:style-name="P43">Chipset: Controla funciones del ordenador.</text:p>
        </text:list-item>
        <text:list-item>
          <text:p text:style-name="P43">BIOS: Conjunto de programas almacenados en una memoria EEPROM empleados durante el proceso de arranque.</text:p>
        </text:list-item>
        <text:list-item>
          <text:p text:style-name="P43">Conectores externos: Para comunicar la CPU con dispositivos externos.</text:p>
        </text:list-item>
        <text:list-item>
          <text:p text:style-name="P43">Conectores internos: Para comunicar la CPU con dispositivos internos.</text:p>
        </text:list-item>
        <text:list-item>
          <text:p text:style-name="P43">Conectores eléctricos: Empleados para suministrar electricidad.</text:p>
        </text:list-item>
        <text:list-item>
          <text:p text:style-name="P43">Batería: Mantiene la información inicial del sistema cuando este se apaga.</text:p>
        </text:list-item>
      </text:list>
      <text:p text:style-name="P12">2.- Factor de forma de la placa base</text:p>
      <text:p text:style-name="P9">Se refiere a las características de esta: Forma, tamaño, disposición de componentes y al tipo de alimentación de esta.</text:p>
      <text:p text:style-name="P8"><text:span text:style-name="T4">Placas AT</text:span><text:span text:style-name="T5"> </text:span><text:span text:style-name="T6">(Advanced technology)</text:span></text:p>
      <text:p text:style-name="P9">Primer intento exitoso de estandarización por parte de Intel en 1984 con el 386 y 486</text:p>
      <text:list xml:id="list1883023170" text:style-name="WWNum2">
        <text:list-item>
          <text:p text:style-name="P46"><text:span text:style-name="T6">Gran tamaño: 305 x 350</text:span><text:span text:style-name="T3">mm</text:span></text:p>
        </text:list-item>
        <text:list-item>
          <text:p text:style-name="P44">Conector alimentación: En dos partes, colocación correcta o la placa peta.</text:p>
        </text:list-item>
        <text:list-item>
          <text:p text:style-name="P44">Conector alimentación a placa: Nada intuitivo, posibilidad de error al conectar.</text:p>
        </text:list-item>
        <text:list-item>
          <text:p text:style-name="P44">Botón encendido: Pulsador mecánico conectado a la fuente de alimentación.</text:p>
        </text:list-item>
        <text:list-item>
          <text:p text:style-name="P44">Conectores serie y paralelo: Incluidos en la placa.</text:p>
        </text:list-item>
        <text:list-item>
          <text:p text:style-name="P44">Conector DIN 5 pines para teclado: Único conector para periféricos integrado.</text:p>
        </text:list-item>
      </text:list>
      <text:p text:style-name="P6">Placas Baby AT </text:p>
      <text:list xml:id="list2601503920" text:style-name="WWNum3">
        <text:list-item>
          <text:p text:style-name="P47"><text:span text:style-name="T6">Menor tamaño que AT: 220 x 330</text:span><text:span text:style-name="T3">mm</text:span></text:p>
        </text:list-item>
        <text:list-item>
          <text:p text:style-name="P45">Incluye conectores puertos serie y paralelo.</text:p>
        </text:list-item>
        <text:list-item>
          <text:p text:style-name="P45">Dificultar de trabajo al actualizar hardware.</text:p>
        </text:list-item>
        <text:list-item>
          <text:p text:style-name="P45">Por la proximidad de componentes y aumento de potencia genera más calor.</text:p>
        </text:list-item>
      </text:list>
      <text:p text:style-name="P9"/>
      <text:p text:style-name="P10"><text:span text:style-name="T4">Placas ATX</text:span><text:span text:style-name="T5"> </text:span><text:span text:style-name="T6">(Advanced Technology eXtended)</text:span></text:p>
      <text:p text:style-name="P18"><text:span text:style-name="T6">Aparecen en 1995, tiene un tamaño de 305 x 244</text:span><text:span text:style-name="T3">mm</text:span><text:span text:style-name="T6"> y poseen una mejor distribución de los componentes. Esto permite un mejor acceso y mejora la refrigeración de estos. Elementos que la componen:</text:span></text:p>
      <text:list xml:id="list3446722625" text:style-name="WWNum4">
        <text:list-item>
          <text:p text:style-name="P48"><text:span text:style-name="T6">Conector eléctrico: Mas seguro, de una sola pieza tanto el conector de la fuente como el de la placa base, esto hace que no se pu</text:span><text:span text:style-name="T7">e</text:span><text:span text:style-name="T6">d</text:span><text:span text:style-name="T7">a</text:span><text:span text:style-name="T6"> conectar </text:span><text:span text:style-name="T7">de manera errónea.</text:span></text:p>
        </text:list-item>
        <text:list-item>
          <text:p text:style-name="P49"><text:span text:style-name="T6">Encendido por placa base: </text:span><text:span text:style-name="T8">Facilita el apagar o encender a través del sistema operativo o de la BIOS.</text:span></text:p>
        </text:list-item>
        <text:list-item>
          <text:p text:style-name="P50"><text:s/><text:span text:style-name="T9">Mejor ventilación: procesador aprovecha aspiración de la fuente para mejorar la refrigeración.</text:span></text:p>
        </text:list-item>
        <text:list-item>
          <text:p text:style-name="P51">Conectores externos en la parte trasera: diferenciados por colores</text:p>
        </text:list-item>
        <text:list-item>
          <text:p text:style-name="P51">Conectores internos recolocados: menor longitud de cables.</text:p>
        </text:list-item>
      </text:list>
      <text:p text:style-name="P5"/>
      <text:p text:style-name="P7">Otros formatos de placa base<text:span text:style-name="T10">:</text:span></text:p>
      <text:list xml:id="list2401876833" text:style-name="L1">
        <text:list-item>
          <text:p text:style-name="P80">Mini ATX y micro ATX: versiones reducidas de ATX misma disposición de elementos y anclajes al chasis.</text:p>
        </text:list-item>
        <text:list-item>
          <text:p text:style-name="P80">LPX (Low Profile eXtended): <text:span text:style-name="T16">Las ranuras de expansión no se encuentran en la placa sino en un conector especial colocado en horizontal llamado “riser card”. Las tarjetas de expansión van conectadas a este. Se sitúan en paralelo a la placa. Poca capacidad de expansión y baja refrigeración.</text:span></text:p>
        </text:list-item>
        <text:list-item>
          <text:p text:style-name="P81"><text:s/>Intenta facilitar la actualización de las placas base. Da soporte para AGP y USB</text:p>
        </text:list-item>
        <text:list-item>
          <text:p text:style-name="P81">BTX (Balanced Technolog<text:span text:style-name="T17">y</text:span> eXtended): Intenta resolver problemas de refrigeración de CPU con una distribución diferente de los componentes.</text:p>
        </text:list-item>
        <text:list-item>
          <text:p text:style-name="P81">WTX <text:span text:style-name="T17">(Workstation Technology eXtended): </text:span><text:span text:style-name="T18">Diseñado para albergar varios procesadores y discos. Usado para servidores. Se accede mediante puertas abatibles y cajones extraíbles para los componentes internos.</text:span></text:p>
        </text:list-item>
      </text:list>
      <text:p text:style-name="P39"/>
      <text:p text:style-name="P13">3.- Zócalos para el microprocesador</text:p>
      <text:p text:style-name="P21"/>
      <text:p text:style-name="P22">Permite instalar y desinstalar el microprocesador fácilmente. Cada placa ha de tener un zócalo apto para el microprocesador que ha sido diseñada. Tipos…</text:p>
      <text:list xml:id="list204829873" text:style-name="L2">
        <text:list-item>
          <text:p text:style-name="P52">PGA (Pin Grid Array): El más antiguo, de gran tamaño, con orificios para introducir las patillas del procesador.</text:p>
        </text:list-item>
        <text:list-item>
          <text:p text:style-name="P52">ZIF (Zero Insertion Force): Mediante una palanca el procesador se inserta y se retira sin hacer fuerza. Formato similar al PGA pero de fácil uso.</text:p>
        </text:list-item>
        <text:list-item>
          <text:p text:style-name="P53">LGA (Land Grid Array): Los pines de contacto se encuentran en el zócalo, por lo que el procesador no tiene pines. Esto mejora la distribución de energía y se obtiene mayor velocidades de bus.</text:p>
        </text:list-item>
        <text:list-item>
          <text:p text:style-name="P53">Slot A / 1 / 2: Intentaron remplazar a los zócalos. Se insertaban a modo de tarjeta grafica ayudado por guiás de plástico insertadas en la placa.</text:p>
          <text:p text:style-name="P82">4.- Memoria principal</text:p>
        </text:list-item>
      </text:list>
      <text:p text:style-name="P23"/>
      <text:p text:style-name="P24">Antiguamente iba soldada a la placa base, hoy en día se usan módulos DIMM que se insertan en la placa base mediante zócalos para RAM.</text:p>
      <text:p text:style-name="P24">Cada modulo DIMM tiene una cantidad de pines y velocidad FSB (Frontal System Bus) dependiendo de su tipo (DDR, DDR2, DDR3…) </text:p>
      <text:p text:style-name="P19">Se puede insertar los módulos exactamente iguales por parejas y en ranuras concretas para aprovechar la capacidad de doble canal de memoria (dual channel). Existe la posibilidad de triple y cuádruple canal, pero no son frecuentes.</text:p>
      <text:p text:style-name="P19"/>
      <text:p text:style-name="P14">5.- El Chipset</text:p>
      <text:p text:style-name="P19"/>
      <text:p text:style-name="P19">Conjunto de chips que controla algunas funciones del ordenador. <text:span text:style-name="T23">Están soldados a la placa base y manejan los buses. Levan disipador. Dos tipos:</text:span></text:p>
      <text:p text:style-name="P19"/>
      <text:p text:style-name="P28">Puente norte<text:span text:style-name="T10"> (Northbridge): Controla el funcionamiento y la frecuencia del bus del procesador, la memoria y los puertos de alta velocidad. </text:span><text:span text:style-name="T11">Características.</text:span></text:p>
      <text:list xml:id="list3421688949" text:style-name="L3">
        <text:list-item>
          <text:p text:style-name="P54">Tipo, velocidad y números de procesadores soportados por la placa.</text:p>
        </text:list-item>
        <text:list-item>
          <text:p text:style-name="P54">Velocidad de bus frontal.</text:p>
        </text:list-item>
        <text:list-item>
          <text:p text:style-name="P54">Controlador de memoria.</text:p>
        </text:list-item>
        <text:list-item>
          <text:p text:style-name="P54">Tipo y cantidad de máxima RAM soportada.</text:p>
        </text:list-item>
        <text:list-item>
          <text:p text:style-name="P54">Controladora grafica integrada (solo algunos)</text:p>
        </text:list-item>
      </text:list>
      <text:p text:style-name="P20"/>
      <text:p text:style-name="P29">Puente sur<text:span text:style-name="T10"> (Southbridge): Controla los buses de entrada y salida de datos para periféricos (E/S). Determina el tipo de soporte IDE, el bus PCI y los puertos serie y paralelo. Características:</text:span></text:p>
      <text:list xml:id="list4094948089" text:style-name="L4">
        <text:list-item>
          <text:p text:style-name="P55">Soporte para buses de expansión.</text:p>
        </text:list-item>
        <text:list-item>
          <text:p text:style-name="P55">Controladoras de dispositivos IDE, SATA, disquetera, red de ethernet y sonido.</text:p>
        </text:list-item>
        <text:list-item>
          <text:p text:style-name="P55">Control de puertos para periféricos USB o FireWire.</text:p>
        </text:list-item>
      </text:list>
      <text:p text:style-name="P25"/>
      <text:p text:style-name="P15">6.- Ranuras de expansión</text:p>
      <text:p text:style-name="P26"/>
      <text:p text:style-name="P26">Ranuras con conectores eléctricos en la que se insertan diferentes tipos de tarjetas (gráficas, de sonido, de red…) Estas ranuras forman parte de un bus a través del cual se comunican los distintos dispositivos del ordenador. El bus está compuesto por:</text:p>
      <text:list xml:id="list319464886" text:style-name="L5">
        <text:list-item>
          <text:p text:style-name="P56">Bus de direcciones: Indica lugares de la memoria de escritura/lectura.</text:p>
        </text:list-item>
        <text:list-item>
          <text:p text:style-name="P56">Bus de datos: Realiza transmisión de datos.</text:p>
        </text:list-item>
        <text:list-item>
          <text:p text:style-name="P56">Bus de control: Dirige la circulación de datos.</text:p>
        </text:list-item>
      </text:list>
      <text:p text:style-name="P26"/>
      <text:p text:style-name="P27">Con el tiempo se han ido desarrollado diferentes tipos de ranuras. Ejemplos:</text:p>
      <text:p text:style-name="P27"/>
      <text:p text:style-name="P30"><text:span text:style-name="T19">PCI</text:span><text:span text:style-name="T12"> (Peripheral Component Interconnect): Aparece a principio de los 90, en ellas se conectaban tarjetas de video y sonido. Permiten tecnología </text:span><text:span text:style-name="T24">Plug and Play</text:span><text:span text:style-name="T25">.</text:span></text:p>
      <text:list xml:id="list1706234927" text:style-name="L6">
        <text:list-item>
          <text:p text:style-name="P57">Las placas poseen de 2 a 3 ranuras PCI</text:p>
        </text:list-item>
        <text:list-item>
          <text:p text:style-name="P57">Empezó con 32 bits de ancho de ranura y pasó a 64 bits</text:p>
        </text:list-item>
        <text:list-item>
          <text:p text:style-name="P57">Usaban 5V al principio y pasaron a 3.3V posteriormente.</text:p>
        </text:list-item>
        <text:list-item>
          <text:p text:style-name="P57">Distintas según numero de bits y voltaje necesario.</text:p>
        </text:list-item>
      </text:list>
      <text:p text:style-name="P31"><text:soft-page-break/><text:span text:style-name="T28">AGP</text:span><text:span text:style-name="T25">: (Accelerated Graphics Port): </text:span><text:span text:style-name="T26">Desarrollado por intel, usado solo para tarjetas graficas. Transmite datos en serie. Una por placa base. Versiones de de la 1X a la 8X, todas ellas de 32 bits.</text:span></text:p>
      <text:p text:style-name="P33"/>
      <text:p text:style-name="P32"><text:span text:style-name="T28">PCI Express</text:span><text:span text:style-name="T25">: Desarrollada por intel, transmite datos en serie. Enviá pocos bits pero a mucha velocidad. Permiten conexión en caliente.</text:span></text:p>
      <text:p text:style-name="P32"><text:span text:style-name="T25">Un carril (lan) es un enlace punto a punto bidireccional. Pueden ser 1X, 4X, 8X, 16X… </text:span><text:span text:style-name="T27">Con la versión 1.0 se alcanzaban velocidades de transferencia de 2,5 GT/s con cada nueva versión, esa tasa de GT/s (Gigatransfers) duplica a la versión anterior.</text:span></text:p>
      <text:p text:style-name="P34"/>
      <text:p text:style-name="P37"/>
      <text:p text:style-name="P40">Parte II - El procesador y la memoria ram</text:p>
      <text:p text:style-name="P40"/>
      <text:p text:style-name="P16">1.- El procesador</text:p>
      <text:p text:style-name="P35">Componente principal, controla al resto de componentes. Realiza operaciones matemáticas lógicas, decodifica y ejecuta instrucciones de programas.</text:p>
      <text:p text:style-name="P36">Es un circuito integrado formado por millones de elementos electrónicos.</text:p>
      <text:p text:style-name="P36"/>
      <text:p text:style-name="P17"><text:span text:style-name="T29">Elementos de un procesador</text:span><text:span text:style-name="T30">: Esta basado en la arquitectura de Von Newmann.</text:span></text:p>
      <text:list xml:id="list740411777" text:style-name="L7">
        <text:list-item>
          <text:p text:style-name="P58">Unidad de punto flotante (FPU): Coprocesador matemático.</text:p>
        </text:list-item>
        <text:list-item>
          <text:p text:style-name="P59">Memoria caché del procesador (L1, L2): De tamaño reducido más rápida.</text:p>
        </text:list-item>
        <text:list-item>
          <text:p text:style-name="P59">Bus frontal (FSB): Conecta CPU con placa base, interfaz entre L2 y placa base. Tiene un ancho de 64 bits.</text:p>
        </text:list-item>
        <text:list-item>
          <text:p text:style-name="P59">Bus posterior (BSB): Interfaz entre L1 y L2. Tiene ancho de 256 bits.</text:p>
        </text:list-item>
      </text:list>
      <text:p text:style-name="P35"/>
      <text:p text:style-name="P38">La velocidad<text:span text:style-name="T10">: </text:span><text:span text:style-name="T13">Hoy en día se mide en gigahercios (GHz) que es un múltiplo del hercio y hace referencia a la frecuencia en la que un cristal de cuarzo emite una señal de reloj que regula un circuito integrado síncrono. </text:span><text:span text:style-name="T14">Dos tipos:</text:span></text:p>
      <text:list xml:id="list1268256843" text:style-name="L8">
        <text:list-item>
          <text:p text:style-name="P60">Velocidad interna: a la que funciona el procesador.</text:p>
        </text:list-item>
        <text:list-item>
          <text:p text:style-name="P60">Velocidad FSB: <text:span text:style-name="T35">V</text:span>elocidad de comunicación entre procesador y placa base.</text:p>
          <text:p text:style-name="P61">La CPU pose un multiplicador que indica diferencia de velocidad de placa base y este</text:p>
        </text:list-item>
      </text:list>
      <text:p text:style-name="P62"/>
      <text:p text:style-name="P41"><text:span text:style-name="T34">L</text:span><text:span text:style-name="T33">a memoria caché</text:span><text:span text:style-name="T31">: Memoria rápida de pequeño tamaño usada por la CPU, guarda datos usados con mayor frecuencia. Poseen hasta 3 niveles de caché. Ejemplo</text:span></text:p>
      <text:list xml:id="list2298367402" text:style-name="L9">
        <text:list-item>
          <text:p text:style-name="P65">Intel core 2 quad 9600</text:p>
          <text:list>
            <text:list-item>
              <text:p text:style-name="P65">L1 64KB + 64KB → 64 para direcciones y 64 para datos</text:p>
            </text:list-item>
            <text:list-item>
              <text:p text:style-name="P65">L2 2x4MB → 4 MB por núcleo</text:p>
            </text:list-item>
            <text:list-item>
              <text:p text:style-name="P65">Total caché: 8,128MB</text:p>
            </text:list-item>
          </text:list>
        </text:list-item>
      </text:list>
      <text:p text:style-name="P62"/>
      <text:p text:style-name="P42"><text:span text:style-name="T34">E</text:span><text:span text:style-name="T33">ncapsulado</text:span><text:span text:style-name="T31">: Oblea de silicio adherida a una </text:span><text:span text:style-name="T32">placa de circuito impreso </text:span><text:span text:style-name="T31">PCB </text:span><text:span text:style-name="T32">(Printed Circuit Board) con el resto de componentes que forman el procesador. Tipos:</text:span></text:p>
      <text:list xml:id="list1710261917" text:style-name="L10">
        <text:list-item>
          <text:p text:style-name="P84"><text:span text:style-name="T31">DIP (Dual In-line Package): Chip con dos hileras de patas,</text:span></text:p>
        </text:list-item>
        <text:list-item>
          <text:p text:style-name="P85"><text:span text:style-name="T31">PLCC (Plastic Leaded Chip Carrier): Como DIP pero con patillas en todos lados</text:span></text:p>
        </text:list-item>
        <text:list-item>
          <text:p text:style-name="P85"><text:span text:style-name="T31">PGA (Pin Grid Array): Con patillas en su interior, 486 el primero.</text:span></text:p>
        </text:list-item>
        <text:list-item>
          <text:p text:style-name="P86"><text:span text:style-name="T31">BGA ( Ball Grid Array): Remplaza patillas por contactos, usado en zócalo LGA utilizado por primera vez en el Pentium 4.</text:span></text:p>
        </text:list-item>
        <text:list-item>
          <text:p text:style-name="P85"><text:span text:style-name="T31">SEC (Single Edge Connect): Intenta mejorar ventilación sin mucho éxito, solo usado por pentium II</text:span></text:p>
        </text:list-item>
      </text:list>
      <text:p text:style-name="P62"/>
      <text:p text:style-name="P77">Alimentación y refrigeración<text:span text:style-name="T10">: </text:span><text:span text:style-name="T15">Los microprocesadores se la alimentan de la placa base.</text:span></text:p>
      <text:list xml:id="list1717093710" text:style-name="L11">
        <text:list-item>
          <text:p text:style-name="P78"><text:span text:style-name="T10">Voltaje externo (E/S): Comunica procesador con la placa base. 3’3V</text:span></text:p>
        </text:list-item>
        <text:list-item>
          <text:p text:style-name="P66">Voltaje interno: De 1’8 a 2’4V para una Tª de trabajo interna menor.</text:p>
        </text:list-item>
        <text:list-item>
          <text:p text:style-name="P66">TDP (Thermal Desing Power) Máxima cantidad de calor que se necesita disipar por la refrigeración del ordenador. El consumo de energía esta ligado a la velocidad de la CPU. Para evitar calentamiento se incluye…</text:p>
          <text:list>
            <text:list-item>
              <text:p text:style-name="P66">Pasta térmica: En contacto entre el disipador y la CPU ayuda en la transferencia del calor.</text:p>
            </text:list-item>
            <text:list-item>
              <text:p text:style-name="P66">Disipador: Extrae el calor de la CPU.</text:p>
            </text:list-item>
            <text:list-item>
              <text:p text:style-name="P66">Ventilador: Enfría el disipador mediante aire.</text:p>
            </text:list-item>
          </text:list>
        </text:list-item>
      </text:list>
      <text:p text:style-name="P67"/>
      <text:p text:style-name="P79">Instrucciones especiales<text:span text:style-name="T10">: Instrucciones de matemática matricial incorporadas al procesador para mejorar el rendimiento de aplicaciones multimedia y 3D… MMX, 3DNow, MMX-2, SSE3, SSE4.</text:span></text:p>
      <text:p text:style-name="P62"/>
      <text:p text:style-name="P83">2.- La memoria RAM</text:p>
      <text:p text:style-name="P68"><text:span text:style-name="T19"/></text:p>
      <text:p text:style-name="P69"><text:span text:style-name="T19">Al ejecutar un programa se copian las instrucciones desde la memoria secundaria a la principal (RAM), después estas pasan a la CPU. Dos tipos:</text:span></text:p>
      <text:list xml:id="list2657321923" text:style-name="L12">
        <text:list-item>
          <text:p text:style-name="P70"><text:span text:style-name="T19">SRAM (Static Random Access Memory): Memoria estática (Mantiene información con corriente). Más rápida que la DRAM. Usada como caché.</text:span></text:p>
        </text:list-item>
        <text:list-item>
          <text:p text:style-name="P70"><text:span text:style-name="T19">DRAM (Dynamic Random Access Memory): Memoria dinámica (su contenido se reescribe continuamente). Memoria principal.</text:span></text:p>
        </text:list-item>
        <text:list-item>
          <text:p text:style-name="P71"><text:span text:style-name="T19">SDRAM (Synchronous DRAM)</text:span></text:p>
          <text:list>
            <text:list-item>
              <text:p text:style-name="P71"><text:span text:style-name="T19">Se sincroniza con reloj del sistema para leer/escribir (modo ráfaga)</text:span></text:p>
            </text:list-item>
            <text:list-item>
              <text:p text:style-name="P71"><text:span text:style-name="T19">Velocidades de 100MHz hasta 133MHz</text:span></text:p>
            </text:list-item>
            <text:list-item>
              <text:p text:style-name="P71"><text:span text:style-name="T19">Ancho de bus de datos 64bits</text:span></text:p>
            </text:list-item>
            <text:list-item>
              <text:p text:style-name="P71"><text:span text:style-name="T19">En módulos DIMM de 168 pines en 2 ranuras</text:span></text:p>
            </text:list-item>
          </text:list>
        </text:list-item>
        <text:list-item>
          <text:p text:style-name="P72"><text:span text:style-name="T19">DDR SDRAM</text:span></text:p>
          <text:list>
            <text:list-item>
              <text:p text:style-name="P72"><text:span text:style-name="T19">De doble velocidad de datos</text:span></text:p>
            </text:list-item>
            <text:list-item>
              <text:p text:style-name="P72"><text:span text:style-name="T19">Transfiere datos por dos canales distintos a la vez en un ciclo de reloj</text:span></text:p>
            </text:list-item>
            <text:list-item>
              <text:p text:style-name="P72"><text:span text:style-name="T19">Velocidades desde 200 hasta 266MHz</text:span></text:p>
            </text:list-item>
            <text:list-item>
              <text:p text:style-name="P72"><text:span text:style-name="T20">En módulos DIMM de 1</text:span><text:span text:style-name="T19">84</text:span><text:span text:style-name="T20"> pines en </text:span><text:span text:style-name="T19">1</text:span><text:span text:style-name="T20"> ranura</text:span><text:span text:style-name="T19">.</text:span></text:p>
            </text:list-item>
          </text:list>
        </text:list-item>
        <text:list-item>
          <text:p text:style-name="P72"><text:span text:style-name="T19">DDR2 SDRAM</text:span></text:p>
          <text:list>
            <text:list-item>
              <text:p text:style-name="P72"><text:span text:style-name="T19">Mas velocidad y menos voltaje</text:span></text:p>
            </text:list-item>
            <text:list-item>
              <text:p text:style-name="P72"><text:span text:style-name="T19">Latencias mas altas que DDR</text:span></text:p>
            </text:list-item>
            <text:list-item>
              <text:p text:style-name="P72"><text:span text:style-name="T19">Velocidades desde 400 hasta 1024 Mb/s</text:span></text:p>
            </text:list-item>
            <text:list-item>
              <text:p text:style-name="P72"><text:span text:style-name="T19">Capacidad de 2GB por modulo.</text:span></text:p>
            </text:list-item>
            <text:list-item>
              <text:p text:style-name="P72"><text:span text:style-name="T19">En <text:s/></text:span><text:span text:style-name="T20">módulos DIMM de </text:span><text:span text:style-name="T19">240</text:span><text:span text:style-name="T20"> pines en </text:span><text:span text:style-name="T19">1</text:span><text:span text:style-name="T20"> ranura.</text:span></text:p>
            </text:list-item>
          </text:list>
        </text:list-item>
      </text:list>
      <text:p text:style-name="P62"/>
      <text:list xml:id="list182401695058998" text:continue-numbering="true" text:style-name="L12">
        <text:list-item>
          <text:p text:style-name="P73"><text:span text:style-name="T19">DDR3 SDRAM</text:span></text:p>
          <text:list>
            <text:list-item>
              <text:p text:style-name="P72"><text:span text:style-name="T19">Mayor tasa de transferencia de datos y menor consumo.</text:span></text:p>
            </text:list-item>
            <text:list-item>
              <text:p text:style-name="P72"><text:span text:style-name="T19">Latencias mas altas que DDR2</text:span></text:p>
            </text:list-item>
            <text:list-item>
              <text:p text:style-name="P72"><text:span text:style-name="T19">Capacidad de 8GB por modulo.</text:span></text:p>
            </text:list-item>
            <text:list-item>
              <text:p text:style-name="P72"><text:span text:style-name="T19">En <text:s/></text:span><text:span text:style-name="T20">módulos DIMM de </text:span><text:span text:style-name="T19">240</text:span><text:span text:style-name="T20"> pines en </text:span><text:span text:style-name="T19">1</text:span><text:span text:style-name="T20"> ranura.</text:span></text:p>
            </text:list-item>
          </text:list>
        </text:list-item>
        <text:list-item>
          <text:p text:style-name="P74"><text:span text:style-name="T19">DDR</text:span><text:span text:style-name="T21">4</text:span><text:span text:style-name="T19"> SDRAM</text:span></text:p>
          <text:list>
            <text:list-item>
              <text:p text:style-name="P74"><text:span text:style-name="T19">Mayor tasa de transferencia de datos y menor consumo.</text:span></text:p>
            </text:list-item>
            <text:list-item>
              <text:p text:style-name="P74"><text:span text:style-name="T19">Latencias mas altas que DDR</text:span><text:span text:style-name="T22">3</text:span></text:p>
            </text:list-item>
            <text:list-item>
              <text:p text:style-name="P75"><text:span text:style-name="T19">Velocidades desde </text:span><text:span text:style-name="T22">2133</text:span><text:span text:style-name="T19"> hasta </text:span><text:span text:style-name="T22">4400</text:span><text:span text:style-name="T19"> Mb/s</text:span></text:p>
            </text:list-item>
            <text:list-item>
              <text:p text:style-name="P74"><text:span text:style-name="T22">Se enfoca en el doble canal</text:span><text:span text:style-name="T19">.</text:span></text:p>
            </text:list-item>
            <text:list-item>
              <text:p text:style-name="P74"><text:span text:style-name="T19">En <text:s/></text:span><text:span text:style-name="T20">módulos DIMM de </text:span><text:span text:style-name="T19">2</text:span><text:span text:style-name="T22">88</text:span><text:span text:style-name="T20"> pines en </text:span><text:span text:style-name="T19">1</text:span><text:span text:style-name="T20"> ranura.</text:span></text:p>
            </text:list-item>
          </text:list>
          <text:p text:style-name="P76"><text:span text:style-name="T20">V</text:span><text:span text:style-name="T19">RAM (Video Ramdom Access Memory): Ram usada para la tarjeta gráfica.</text:span></text:p>
        </text:list-item>
        <text:list-item>
          <text:p text:style-name="P63">GDDR-SDRAM (Graphics Double Data Rate SDRAM): Tiempos optimizados de acceso y altas frecuencias de reloj.</text:p>
        </text:list-item>
        <text:list-item>
          <text:p text:style-name="P63">Ram extendida: Usada en gráficas integradas en el procesador. Emplea memoria RAM de la memoria principal.</text:p>
        </text:list-item>
      </text:list>
      <text:p text:style-name="P64"/>
      <text:p text:style-name="P62"/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OpenSymbol1" fo:font-family="OpenSymbol" style:font-pitch="variable" style:font-charset="x-symbo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4</text:page-number></text:span><text:span text:style-name="MT1"><text:s/>de </text:span><text:span text:style-name="MT2"><text:page-count>6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pe79@hotmail.com</meta:initial-creator>
    <meta:editing-cycles>37</meta:editing-cycles>
    <meta:creation-date>2023-11-22T16:18:00</meta:creation-date>
    <dc:date>2023-12-06T18:24:00.080792218</dc:date>
    <meta:editing-duration>PT3H54M4S</meta:editing-duration>
    <meta:generator>LibreOffice/7.3.7.2$Linux_X86_64 LibreOffice_project/30$Build-2</meta:generator>
    <meta:document-statistic meta:table-count="0" meta:image-count="0" meta:object-count="0" meta:page-count="6" meta:paragraph-count="146" meta:word-count="1927" meta:character-count="11385" meta:non-whitespace-character-count="9697"/>
    <meta:user-defined meta:name="AppVersion">12.0000</meta:user-defined>
    <meta:template xlink:type="simple" xlink:actuate="onRequest" xlink:title="Normal.dotm" xlink:href=""/>
  </office:meta>
</office:document-meta>
</file>